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Arial" fo:font-weight="bold" style:font-weight-asian="bold" style:font-weight-complex="bold" fo:font-size="16pt" style:font-size-asian="16pt" style:font-size-complex="16pt"/>
    </style:style>
    <style:style style:name="P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" style:parent-style-name="Normal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text-properties style:font-name="Arial" fo:font-size="14pt" style:font-size-asian="14pt" style:font-size-complex="14pt"/>
    </style:style>
    <style:style style:name="P6" style:parent-style-name="Normal" style:family="paragraph">
      <style:text-properties style:font-name="Arial" fo:font-size="14pt" style:font-size-asian="14pt" style:font-size-complex="14pt"/>
    </style:style>
    <style:style style:name="T7" style:parent-style-name="DefaultParagraphFont" style:family="text">
      <style:text-properties style:font-name="Arial" fo:font-size="14pt" style:font-size-asian="14pt" style:font-size-complex="14pt"/>
    </style:style>
    <style:style style:name="T8" style:parent-style-name="DefaultParagraphFont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P9" style:parent-style-name="Normal" style:family="paragraph">
      <style:text-properties style:font-name="Arial" fo:font-size="14pt" style:font-size-asian="14pt" style:font-size-complex="14pt"/>
    </style:style>
    <style:style style:name="P10" style:parent-style-name="Normal" style:family="paragraph">
      <style:text-properties style:font-name="Arial" fo:font-size="14pt" style:font-size-asian="14pt" style:font-size-complex="14pt"/>
    </style:style>
    <style:style style:name="P11" style:parent-style-name="Normal" style:family="paragraph">
      <style:text-properties style:font-name="Arial" fo:font-size="14pt" style:font-size-asian="14pt" style:font-size-complex="14pt"/>
    </style:style>
    <style:style style:name="P12" style:parent-style-name="Normal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3" style:parent-style-name="Normal" style:family="paragraph">
      <style:text-properties style:font-name="Arial" fo:font-size="14pt" style:font-size-asian="14pt" style:font-size-complex="14pt"/>
    </style:style>
    <style:style style:name="P14" style:parent-style-name="Normal" style:family="paragraph">
      <style:text-properties style:font-name="Arial" fo:font-size="14pt" style:font-size-asian="14pt" style:font-size-complex="14pt"/>
    </style:style>
    <style:style style:name="P15" style:parent-style-name="Normal" style:family="paragraph">
      <style:text-properties style:font-name="Arial" fo:font-size="14pt" style:font-size-asian="14pt" style:font-size-complex="14pt"/>
    </style:style>
    <style:style style:name="P16" style:parent-style-name="Normal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7" style:parent-style-name="Normal" style:family="paragraph">
      <style:text-properties style:font-name="Arial" fo:font-size="14pt" style:font-size-asian="14pt" style:font-size-complex="14pt"/>
    </style:style>
    <style:style style:name="P18" style:parent-style-name="Normal" style:family="paragraph">
      <style:text-properties style:font-name="Arial" fo:font-size="14pt" style:font-size-asian="14pt" style:font-size-complex="14pt"/>
    </style:style>
    <style:style style:name="P19" style:parent-style-name="Normal" style:family="paragraph">
      <style:text-properties style:font-name="Arial" fo:font-size="14pt" style:font-size-asian="14pt" style:font-size-complex="14pt"/>
    </style:style>
    <style:style style:name="P20" style:parent-style-name="Normal" style:family="paragraph">
      <style:text-properties style:font-name="Arial" fo:font-size="14pt" style:font-size-asian="14pt" style:font-size-complex="14pt"/>
    </style:style>
    <style:style style:name="P21" style:parent-style-name="Normal" style:family="paragraph">
      <style:text-properties style:font-name="Arial" fo:font-size="14pt" style:font-size-asian="14pt" style:font-size-complex="14pt"/>
    </style:style>
    <style:style style:name="P22" style:parent-style-name="Normal" style:family="paragraph">
      <style:text-properties style:font-name="Arial" fo:font-size="14pt" style:font-size-asian="14pt" style:font-size-complex="14pt"/>
    </style:style>
    <style:style style:name="P23" style:parent-style-name="Normal" style:family="paragraph">
      <style:text-properties style:font-name="Arial" fo:font-size="14pt" style:font-size-asian="14pt" style:font-size-complex="14pt"/>
    </style:style>
    <style:style style:name="P24" style:parent-style-name="Normal" style:family="paragraph">
      <style:text-properties style:font-name="Arial" fo:font-size="14pt" style:font-size-asian="14pt" style:font-size-complex="14pt"/>
    </style:style>
    <style:style style:name="P25" style:parent-style-name="Normal" style:family="paragraph">
      <style:text-properties style:font-name="Arial" fo:font-size="14pt" style:font-size-asian="14pt" style:font-size-complex="14pt"/>
    </style:style>
    <style:style style:name="P26" style:parent-style-name="Normal" style:family="paragraph">
      <style:text-properties style:font-name="Arial" fo:font-size="14pt" style:font-size-asian="14pt" style:font-size-complex="14pt"/>
    </style:style>
    <style:style style:name="P27" style:parent-style-name="Normal" style:family="paragraph">
      <style:text-properties style:font-name="Arial" fo:font-size="14pt" style:font-size-asian="14pt" style:font-size-complex="14pt"/>
    </style:style>
    <style:style style:name="P28" style:parent-style-name="Normal" style:family="paragraph">
      <style:text-properties style:font-name="Arial" fo:font-size="14pt" style:font-size-asian="14pt" style:font-size-complex="14pt"/>
    </style:style>
    <style:style style:name="P29" style:parent-style-name="Normal" style:family="paragraph">
      <style:text-properties style:font-name="Arial" fo:font-size="14pt" style:font-size-asian="14pt" style:font-size-complex="14pt"/>
    </style:style>
    <style:style style:name="P30" style:parent-style-name="Normal" style:family="paragraph">
      <style:text-properties style:font-name="Arial" fo:font-size="14pt" style:font-size-asian="14pt" style:font-size-complex="14pt"/>
    </style:style>
    <style:style style:name="P31" style:parent-style-name="Normal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32" style:parent-style-name="ListParagraph" style:list-style-name="LFO1" style:family="paragraph"/>
    <style:style style:name="P33" style:parent-style-name="ListParagraph" style:list-style-name="LFO1" style:family="paragraph"/>
    <style:style style:name="P34" style:parent-style-name="ListParagraph" style:list-style-name="LFO1" style:family="paragraph"/>
    <style:style style:name="P35" style:parent-style-name="ListParagraph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36" style:parent-style-name="ListParagraph" style:list-style-name="LFO2" style:family="paragraph"/>
    <style:style style:name="P37" style:parent-style-name="ListParagraph" style:list-style-name="LFO2" style:family="paragraph"/>
    <style:style style:name="P38" style:parent-style-name="ListParagraph" style:list-style-name="LFO2" style:family="paragraph"/>
    <style:style style:name="P39" style:parent-style-name="ListParagraph" style:list-style-name="LFO2" style:family="paragraph"/>
  </office:automatic-styles>
  <office:body>
    <office:text text:use-soft-page-breaks="true">
      <text:p text:style-name="P1">Retail Sales Dashboard Report with hypotheses, Analysis and conclusions</text:p>
      <text:p text:style-name="P2">Introduction<text:s/></text:p>
      <text:p text:style-name="Normal">This report analyses a Retail Sales Dashboard created in Microsoft Power BI. The Dashboard presents sales data through multiple visuals, allowing<text:s/>insights<text:s/>into trends over time, regional performance and product category distribution. Each visual is examined with a hypothesis, analysis and conclusion.<text:s/></text:p>
      <text:p text:style-name="P3"/>
      <text:p text:style-name="P4">1.<text:s/>Yearly Sales Trend (Line Chart)<text:s/></text:p>
      <text:p text:style-name="P5">Hypothesis:<text:s/></text:p>
      <text:p text:style-name="Normal">Sales have increased over time due to business growth or improved strategies.<text:s/></text:p>
      <text:p text:style-name="P6">Analysis:</text:p>
      <text:p text:style-name="Normal">The line chart shows a gradual increase in Sales, with sharp rise in most recent year. Earlier years appear relatively stable or slightly lower, followed by significant growth.<text:s/></text:p>
      <text:p text:style-name="Normal">Conclusion<text:s/></text:p>
      <text:p text:style-name="Normal">The hypothesis is supported. Sales are growing, sales are growing, especially in recent years. The suggests that recent business decisions such as marketing campaigns or product improvements, have been effective.<text:s/></text:p>
      <text:p text:style-name="Normal"><text:span text:style-name="T7">2.<text:s/></text:span><text:span text:style-name="T8">Total Sales by Region (Bar chart)</text:span></text:p>
      <text:p text:style-name="P9">Hypothesis:</text:p>
      <text:p text:style-name="Normal">Some regions perform better that others due to differences in market size or demand.<text:s/></text:p>
      <text:p text:style-name="P10">Analysis:<text:s/></text:p>
      <text:p text:style-name="Normal">The bar chart shows that the Central and East<text:s/>regions have higher sales, while the South and west regions have lower sales.<text:s/></text:p>
      <text:p text:style-name="P11">Conclusion<text:s/></text:p>
      <text:p text:style-name="Normal">The hypothesis is supported. Regional performance varies significantly, indicating uneven market penetration. The company should investigate why certain regions underperform.<text:s/></text:p>
      <text:p text:style-name="P12">3. Regional Sales Distribution (map visual)</text:p>
      <text:p text:style-name="P13">Hypothesis:</text:p>
      <text:soft-page-break/>
      <text:p text:style-name="Normal">Sales are concentrated in specific states rather than evenly distributed across the country.<text:s/></text:p>
      <text:p text:style-name="P14">Analysis:</text:p>
      <text:p text:style-name="Normal">The map shows clusters of larger circles in certain states, indicating higher sales, while other areas have smaller or fever markers.<text:s/></text:p>
      <text:p text:style-name="P15">Conclusion:</text:p>
      <text:p text:style-name="Normal">The hypothesis is supported. Sales are geographically concentrated. This suggests that customers demand, population density or store presence differs by location.<text:s/><text:line-break/></text:p>
      <text:p text:style-name="P16">4. Sales by Category (Donut Chart)</text:p>
      <text:p text:style-name="P17">Hypothesis:</text:p>
      <text:p text:style-name="Normal">Some product categories contribute more to total sales than others.</text:p>
      <text:p text:style-name="P18">Analysis:</text:p>
      <text:p text:style-name="Normal">The donut chart shows differences in category contributions (e.g., Technology, Furniture, Office Supplies). One or two categories appear to dominate the total share.<text:s/></text:p>
      <text:p text:style-name="P19">Conclusion<text:s/></text:p>
      <text:p text:style-name="Normal">The hypothesis is supported. Sales are not evenly distributed across categories. The business should focus on high-performing categories while improving weaker ones.<text:s/>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soft-page-break/>
      <text:p text:style-name="P31">Summary<text:s/></text:p>
      <text:p text:style-name="Normal">The dashboard reveals that the business is experiencing Overall Sales Growth, with particularly strong performance in recent periods. However, this growth is not evenly distributed:</text:p>
      <text:list text:style-name="LFO1" text:continue-numbering="true">
        <text:list-item>
          <text:p text:style-name="P32">Certain regions (Central and East) outperform others<text:s/></text:p>
        </text:list-item>
        <text:list-item>
          <text:p text:style-name="P33">Sales are concentrated in specific geographical areas. <text:s/></text:p>
        </text:list-item>
        <text:list-item>
          <text:p text:style-name="P34">A few product categories dominate total sales</text:p>
        </text:list-item>
      </text:list>
      <text:p text:style-name="ListParagraph"/>
      <text:p text:style-name="P35">Conclusion<text:s/></text:p>
      <text:p text:style-name="ListParagraph"/>
      <text:list text:style-name="LFO2" text:continue-numbering="true">
        <text:list-item>
          <text:p text:style-name="P36">The company is in a growth phase, supported by increasing yearly sales.<text:s/><text:line-break/></text:p>
        </text:list-item>
        <text:list-item>
          <text:p text:style-name="P37">There is regional imbalance, meaning some markets are underutilised.<text:s/></text:p>
        </text:list-item>
        <text:list-item>
          <text:p text:style-name="P38">Sales are geographically concentrated, suggesting targeted expansion opportunities.<text:s/></text:p>
        </text:list-item>
        <text:list-item>
          <text:p text:style-name="P39">Product performance is uneven across categories, indicating a need for strategic focus.<text:s/></text:p>
        </text:list-item>
      </text:list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Ifrah Mohamed</meta:initial-creator>
    <dc:creator>Ifrah Mohamed</dc:creator>
    <meta:creation-date>2026-03-31T14:23:00Z</meta:creation-date>
    <dc:date>2026-03-31T15:20:00Z</dc:date>
    <meta:template xlink:href="Normal" xlink:type="simple"/>
    <meta:editing-cycles>1</meta:editing-cycles>
    <meta:editing-duration>PT3420S</meta:editing-duration>
    <meta:document-statistic meta:page-count="3" meta:paragraph-count="6" meta:word-count="451" meta:character-count="3022" meta:row-count="21" meta:non-whitespace-character-count="2577"/>
  </office:meta>
</office:document-meta>
</file>